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fo:language="en" fo:country="US"/>
    </style:style>
    <style:style style:name="T3" style:parent-style-name="Основнойшрифтабзаца" style:family="text">
      <style:text-properties fo:language="en" fo:country="US"/>
    </style:style>
    <style:style style:name="T4" style:parent-style-name="Основнойшрифтабзаца" style:family="text">
      <style:text-properties fo:language="en" fo:country="US"/>
    </style:style>
    <style:style style:name="T5" style:parent-style-name="Основнойшрифтабзаца" style:family="text">
      <style:text-properties fo:language="en" fo:country="US"/>
    </style:style>
    <style:style style:name="T6" style:parent-style-name="Основнойшрифтабзаца" style:family="text">
      <style:text-properties fo:language="en" fo:country="US"/>
    </style:style>
    <style:style style:name="T7" style:parent-style-name="Основнойшрифтабзаца" style:family="text">
      <style:text-properties fo:language="en" fo:country="US"/>
    </style:style>
    <style:style style:name="P8" style:parent-style-name="Standard" style:family="paragraph">
      <style:text-properties fo:language="en" fo:country="US"/>
    </style:style>
    <style:style style:name="P9" style:parent-style-name="Standard" style:family="paragraph">
      <style:text-properties fo:language="en" fo:country="US"/>
    </style:style>
    <style:style style:name="P10" style:parent-style-name="Standard" style:family="paragraph">
      <style:text-properties fo:language="en" fo:country="US"/>
    </style:style>
    <style:style style:name="P11" style:parent-style-name="Standard" style:family="paragraph">
      <style:text-properties fo:language="en" fo:country="US"/>
    </style:style>
    <style:style style:name="P12" style:parent-style-name="Standard" style:family="paragraph">
      <style:text-properties fo:language="en" fo:country="US"/>
    </style:style>
    <style:style style:name="T13" style:parent-style-name="Основнойшрифтабзаца" style:family="text">
      <style:text-properties fo:language="en" fo:country="US"/>
    </style:style>
    <style:style style:name="T14" style:parent-style-name="Основнойшрифтабзаца" style:family="text">
      <style:text-properties fo:language="en" fo:country="US"/>
    </style:style>
    <style:style style:name="T15" style:parent-style-name="Основнойшрифтабзаца" style:family="text">
      <style:text-properties fo:language="en" fo:country="US"/>
    </style:style>
    <style:style style:name="T16" style:parent-style-name="Основнойшрифтабзаца" style:family="text">
      <style:text-properties fo:language="en" fo:country="US"/>
    </style:style>
    <style:style style:name="T17" style:parent-style-name="Основнойшрифтабзаца" style:family="text">
      <style:text-properties fo:language="en" fo:country="US"/>
    </style:style>
    <style:style style:name="T18" style:parent-style-name="Основнойшрифтабзаца" style:family="text">
      <style:text-properties fo:language="en" fo:country="US"/>
    </style:style>
    <style:style style:name="T19" style:parent-style-name="Основнойшрифтабзаца" style:family="text">
      <style:text-properties fo:language="en" fo:country="US"/>
    </style:style>
    <style:style style:name="T20" style:parent-style-name="Основнойшрифтабзаца" style:family="text">
      <style:text-properties fo:language="en" fo:country="US"/>
    </style:style>
  </office:automatic-styles>
  <office:body>
    <office:text text:use-soft-page-breaks="true">
      <text:p text:style-name="P1">Задание № 1</text:p>
      <text:p text:style-name="Standard">Устанавливаем<text:s/><text:span text:style-name="T2">MySQL</text:span>.</text:p>
      <text:p text:style-name="Standard">nano .my.cnf — создать и открыть файл .my.cnf в nano</text:p>
      <text:p text:style-name="Standard">в самом файле прописываем следующие строчки:</text:p>
      <text:p text:style-name="Standard">[client]</text:p>
      <text:p text:style-name="Standard">user=root</text:p>
      <text:p text:style-name="Standard">password=pswd</text:p>
      <text:p text:style-name="Standard"/>
      <text:p text:style-name="Standard">Теперь зайти в<text:s/>mysql можно без ввода пароля просто командой mysql</text:p>
      <text:p text:style-name="Standard"/>
      <text:p text:style-name="Standard">Задание<text:span text:style-name="T3"><text:s/>№ 2</text:span></text:p>
      <text:p text:style-name="Standard"><text:span text:style-name="T4">create database examaple; — <text:s/></text:span>создать<text:span text:style-name="T5"><text:s/></text:span>базу<text:span text:style-name="T6"><text:s/></text:span>данных<text:span text:style-name="T7"><text:s/>example</text:span></text:p>
      <text:p text:style-name="Standard">use example; — выбрать в качестве БД по умолчанию example</text:p>
      <text:p text:style-name="Standard">Для создания таблицы в Dbeaver создал следующий скрипт:</text:p>
      <text:p text:style-name="P8">DROP TABLE IF EXISTS<text:s/>users;</text:p>
      <text:p text:style-name="P9">SHOW TABLES;</text:p>
      <text:p text:style-name="P10">CREATE TABLE users (</text:p>
      <text:p text:style-name="P11"><text:tab/>id SERIAL PRIMARY KEY,</text:p>
      <text:p text:style-name="P12"><text:tab/>name VARCHAR</text:p>
      <text:p text:style-name="Standard">);</text:p>
      <text:p text:style-name="Standard"/>
      <text:p text:style-name="Standard">Задание № 3</text:p>
      <text:p text:style-name="Standard">в командной строке вводим:</text:p>
      <text:p text:style-name="Standard"><text:span text:style-name="T13">mysqldump example &gt; dump.sql —<text:s/></text:span>создать<text:span text:style-name="T14"><text:s/></text:span>дамп<text:span text:style-name="T15"><text:s/></text:span>БД<text:span text:style-name="T16"><text:s/>example</text:span></text:p>
      <text:p text:style-name="Standard">в<text:span text:style-name="T17"><text:s/>mysql:</text:span></text:p>
      <text:p text:style-name="Standard"><text:span text:style-name="T18">create database sample; —<text:s/></text:span>создать<text:span text:style-name="T19"><text:s/></text:span>БД<text:span text:style-name="T20"><text:s/>sample</text:span></text:p>
      <text:p text:style-name="Standard">в командной строке:</text:p>
      <text:p text:style-name="Standard">mysql<text:s/>sample &lt; dump.sql — развернуть дамп БД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dmin</dc:creator>
    <meta:creation-date>2021-03-23T07:43:00Z</meta:creation-date>
    <dc:date>2021-06-06T13:13:00Z</dc:date>
    <meta:template xlink:href="Normal" xlink:type="simple"/>
    <meta:editing-cycles>6</meta:editing-cycles>
    <meta:editing-duration>PT1800S</meta:editing-duration>
    <meta:document-statistic meta:page-count="1" meta:paragraph-count="1" meta:word-count="109" meta:character-count="730" meta:row-count="5" meta:non-whitespace-character-count="622"/>
  </office:meta>
</office:document-meta>
</file>